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147cm"/>
    </style:style>
    <style:style style:name="gr2" style:family="graphic" style:parent-style-name="standard">
      <style:graphic-properties svg:stroke-width="0.102cm" svg:stroke-color="#000000" draw:marker-start-width="0.353cm" draw:marker-end-width="0.353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3" style:family="graphic" style:parent-style-name="standard">
      <style:graphic-properties svg:stroke-width="0.152cm" svg:stroke-color="#000000" draw:marker-start-width="0.427cm" draw:marker-end-width="0.427cm" draw:fill="solid" draw:fill-color="#ffffff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svg:stroke-width="0.102cm" svg:stroke-color="#000000" draw:marker-start="Arrow" draw:marker-start-width="0.712cm" draw:marker-end-width="0.509cm" draw:textarea-vertical-align="middle" fo:padding-top="0.176cm" fo:padding-bottom="0.176cm" fo:padding-left="0.301cm" fo:padding-right="0.301cm"/>
    </style:style>
    <style:style style:name="gr5" style:family="graphic" style:parent-style-name="standard">
      <style:graphic-properties svg:stroke-width="0.102cm" svg:stroke-color="#000000" draw:marker-start="" draw:marker-start-width="0.712cm" draw:marker-end="Arrow" draw:marker-end-width="0.711cm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stroke="none" svg:stroke-color="#000000" draw:fill="none" draw:fill-color="#ffffff" fo:min-height="4.957cm"/>
    </style:style>
    <style:style style:name="gr7" style:family="graphic" style:parent-style-name="standard">
      <style:graphic-properties draw:stroke="none" svg:stroke-color="#000000" draw:fill="none" draw:fill-color="#ffffff" fo:min-height="2.163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text-align="start"/>
      <style:text-properties style:font-name="Courier New" fo:font-size="22pt" fo:font-weight="bold" style:font-size-asian="22pt" style:font-weight-asian="bold" style:font-size-complex="22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style:font-name="Courier New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0.541cm" svg:height="1.397cm" svg:x="1.635cm" svg:y="1.89cm">
          <draw:text-box>
            <text:p text:style-name="P1"><text:span text:style-name="T1">Poll Validation</text:span></text:p>
          </draw:text-box>
        </draw:frame>
        <draw:custom-shape draw:style-name="gr2" draw:text-style-name="P1" draw:layer="layout" svg:width="57.411cm" svg:height="40.012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938cm" svg:height="2.794cm" svg:x="1cm" svg:y="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5.08cm" svg:height="5.08cm" svg:x="13.796cm" svg:y="9.764cm">
          <text:p text:style-name="P1"><text:span text:style-name="T1">Poll.valid </text:span></text:p>
          <text:p text:style-name="P1"><text:span text:style-name="T1">= TRU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2" draw:id="id2" draw:layer="layout" svg:width="5.08cm" svg:height="5.08cm" svg:x="13.923cm" svg:y="21.701cm">
          <text:p text:style-name="P1"><text:span text:style-name="T1">Poll.valid </text:span></text:p>
          <text:p text:style-name="P1"><text:span text:style-name="T1">= FALS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draw:type="curve" draw:line-skew="3.169cm" svg:x1="18.876cm" svg:y1="12.304cm" svg:x2="19.003cm" svg:y2="24.241cm" draw:start-shape="id1" draw:start-glue-point="10" draw:end-shape="id2" svg:d="M18876 12304c5809 0 5746 11937 127 11937" svg:viewBox="0 0 4350 11938">
          <text:p/>
        </draw:connector>
        <draw:connector draw:style-name="gr5" draw:text-style-name="P1" draw:layer="layout" draw:type="curve" draw:line-skew="-2.789cm" svg:x1="13.796cm" svg:y1="12.304cm" svg:x2="13.923cm" svg:y2="24.241cm" draw:start-shape="id1" draw:start-glue-point="6" draw:end-shape="id2" svg:d="M13796 12304c-5047 0-5111 11937 127 11937" svg:viewBox="0 0 3921 11938">
          <text:p/>
        </draw:connector>
        <draw:custom-shape draw:style-name="gr3" draw:text-style-name="P3" xml:id="id3" draw:id="id3" draw:layer="layout" svg:width="5.08cm" svg:height="5.08cm" svg:x="40.026cm" svg:y="9.763cm">
          <text:p text:style-name="P1"><text:span text:style-name="T1">Item.valid </text:span></text:p>
          <text:p text:style-name="P1"><text:span text:style-name="T1">= TRU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3" xml:id="id4" draw:id="id4" draw:layer="layout" svg:width="5.08cm" svg:height="5.08cm" svg:x="40.153cm" svg:y="21.7cm">
          <text:p text:style-name="P1"><text:span text:style-name="T1">Item.valid </text:span></text:p>
          <text:p text:style-name="P1"><text:span text:style-name="T1">= FALSE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4" draw:text-style-name="P1" draw:layer="layout" draw:type="curve" draw:line-skew="3.169cm" svg:x1="45.106cm" svg:y1="12.303cm" svg:x2="45.233cm" svg:y2="24.24cm" draw:start-shape="id3" draw:start-glue-point="10" draw:end-shape="id4" svg:d="M45106 12303c5809 0 5746 11937 127 11937" svg:viewBox="0 0 4350 11938">
          <text:p/>
        </draw:connector>
        <draw:connector draw:style-name="gr5" draw:text-style-name="P1" draw:layer="layout" draw:type="curve" draw:line-skew="-2.789cm" svg:x1="40.026cm" svg:y1="12.303cm" svg:x2="40.153cm" svg:y2="24.24cm" draw:start-shape="id3" draw:start-glue-point="6" draw:end-shape="id4" svg:d="M40026 12303c-5047 0-5111 11937 127 11937" svg:viewBox="0 0 3921 11938">
          <text:p/>
        </draw:connector>
        <draw:frame draw:style-name="gr6" draw:text-style-name="P4" draw:layer="layout" svg:width="20.955cm" svg:height="5.207cm" svg:x="6.715cm" svg:y="28.813cm">
          <draw:text-box>
            <text:p text:style-name="P4"><text:span text:style-name="T2">Poll.valid := </text:span></text:p>
            <text:p text:style-name="P4"><text:span text:style-name="T2"><text:tab/></text:span><text:span text:style-name="T2">now &lt; Poll.endPoll</text:span></text:p>
            <text:p text:style-name="P4"><text:span text:style-name="T2"><text:tab/></text:span><text:span text:style-name="T2">&amp;&amp; 3 &lt; #Poll.participants </text:span></text:p>
            <text:p text:style-name="P4"><text:span text:style-name="T2"><text:tab/></text:span><text:span text:style-name="T2">&amp;&amp; 0 &lt; #Poll.items</text:span></text:p>
            <text:p text:style-name="P4"><text:span text:style-name="T2"><text:tab/></text:span><text:span text:style-name="T2">&amp;&amp; (forAll Poll.items I: I.valid == TRUE)</text:span></text:p>
          </draw:text-box>
        </draw:frame>
        <draw:frame draw:style-name="gr7" draw:text-style-name="P4" draw:layer="layout" svg:width="20.32cm" svg:height="2.413cm" svg:x="34.977cm" svg:y="29.448cm">
          <draw:text-box>
            <text:p text:style-name="P4"><text:span text:style-name="T2">Item.valid := 0 &lt; Item.m &lt; #options</text:span></text:p>
            <text:p text:style-name="P4"><text:span text:style-name="T2"><text:tab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4-07-22T20:42:15.348714793</meta:creation-date>
    <dc:date>2014-10-18T03:38:44.854154378</dc:date>
    <dc:creator>darjeeling </dc:creator>
    <meta:editing-duration>PT32M20S</meta:editing-duration>
    <meta:editing-cycles>12</meta:editing-cycles>
    <meta:generator>LibreOffice/4.2.6.3$Linux_X86_64 LibreOffice_project/420m0$Build-3</meta:generator>
    <meta:document-statistic meta:object-count="13"/>
  </office:meta>
</office:document-meta>
</file>